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1.28654015" calcext:value-type="float">
            <text:p>1.28654015</text:p>
          </table:table-cell>
          <table:table-cell table:style-name="ce3" office:value-type="float" office:value="2.121045" calcext:value-type="float">
            <text:p>2.121045</text:p>
          </table:table-cell>
          <table:table-cell table:style-name="ce3" office:value-type="float" office:value="0.623014" calcext:value-type="float">
            <text:p>0.623014</text:p>
          </table:table-cell>
          <table:table-cell table:style-name="ce3" office:value-type="float" office:value="0.339461795441442" calcext:value-type="float">
            <text:p>0.339461795441442</text:p>
          </table:table-cell>
          <table:table-cell table:style-name="Default"/>
          <table:table-cell table:style-name="ce3" office:value-type="float" office:value="1.9535653" calcext:value-type="float">
            <text:p>1.9535653</text:p>
          </table:table-cell>
          <table:table-cell table:style-name="ce3" office:value-type="float" office:value="2.700299" calcext:value-type="float">
            <text:p>2.700299</text:p>
          </table:table-cell>
          <table:table-cell table:style-name="ce3" office:value-type="float" office:value="1.305104" calcext:value-type="float">
            <text:p>1.305104</text:p>
          </table:table-cell>
          <table:table-cell office:value-type="float" office:value="0.382291036634277" calcext:value-type="float">
            <text:p>0.382291036634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38:17.974782406</dc:date>
    <meta:editing-duration>PT38M1S</meta:editing-duration>
    <meta:editing-cycles>11</meta:editing-cycles>
    <meta:generator>LibreOffice/6.4.7.2$Linux_X86_64 LibreOffice_project/40$Build-2</meta:generator>
    <meta:document-statistic meta:table-count="1" meta:cell-count="18" meta:object-count="0"/>
  </office:meta>
</office:document-meta>
</file>